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6.648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4.2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9.01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48cm" fo:break-before="auto" style:use-optimal-row-height="true"/>
    </style:style>
    <style:style style:name="ro3" style:family="table-row">
      <style:table-row-properties style:row-height="2.566cm" fo:break-before="auto" style:use-optimal-row-height="true"/>
    </style:style>
    <style:style style:name="ro4" style:family="table-row">
      <style:table-row-properties style:row-height="2.983cm" fo:break-before="auto" style:use-optimal-row-height="true"/>
    </style:style>
    <style:style style:name="ro5" style:family="table-row">
      <style:table-row-properties style:row-height="1.7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2cm solid #000000" fo:background-color="#3333ff" style:text-align-source="fix" style:repeat-content="false" fo:border-left="0.062cm solid #000000" fo:border-right="0.018cm solid #000000" style:shadow="none" fo:border-top="0.062cm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2cm solid #000000" fo:background-color="#3333ff" style:text-align-source="fix" style:repeat-content="false" fo:border-left="0.018cm solid #000000" fo:border-right="0.018cm solid #000000" style:shadow="none" fo:border-top="0.062cm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2cm solid #000000" fo:background-color="#3333ff" style:text-align-source="fix" style:repeat-content="false" fo:border-left="0.018cm solid #000000" fo:border-right="0.062cm solid #000000" style:shadow="none" fo:border-top="0.062cm solid #000000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Componente</text:p>
          </table:table-cell>
          <table:table-cell table:style-name="ce3" office:value-type="string">
            <text:p>Funcionalidade</text:p>
          </table:table-cell>
          <table:table-cell table:style-name="ce3" office:value-type="string">
            <text:p>Passo-a-Passo</text:p>
          </table:table-cell>
          <table:table-cell table:style-name="ce3" office:value-type="string">
            <text:p>Resultado Esperado</text:p>
          </table:table-cell>
          <table:table-cell table:style-name="ce3" office:value-type="string">
            <text:p>Status</text:p>
          </table:table-cell>
          <table:table-cell table:style-name="ce5" office:value-type="string">
            <text:p>Comentário</text:p>
          </table:table-cell>
          <table:table-cell table:style-name="Default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mpregado</text:p>
          </table:table-cell>
          <table:table-cell office:value-type="string">
            <text:p>Guardar informações sobre nome, idade, data de nascimento, CPF, número de identificação da</text:p>
            <text:p>empresa, salário, data de entrada a empresa, setor a que pertence e cargo</text:p>
          </table:table-cell>
          <table:table-cell office:value-type="string">
            <text:p>inserir as informações ao construtor de Empregado, e checar o “getter” de cada campo e garantir que a informação está lá</text:p>
          </table:table-cell>
          <table:table-cell office:value-type="string">
            <text:p>que a mesma informação inserida no construtor seja retornada pelo “getter”</text:p>
          </table:table-cell>
          <table:table-cell office:value-type="string">
            <text:p>Feito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mpregado</text:p>
          </table:table-cell>
          <table:table-cell office:value-type="string">
            <text:p>Deve-se poder, por meio de “setters”, modificar nome, idade, data de nascimento, CPF, número de identificação da</text:p>
            <text:p>empresa, salário, data de entrada a empresa, setor a que pertence e cargo</text:p>
          </table:table-cell>
          <table:table-cell office:value-type="string">
            <text:p>chamar os “setters” de um Empregado, e em seguida checar, por meio dos “getters”, que as informações mudaram</text:p>
          </table:table-cell>
          <table:table-cell office:value-type="string">
            <text:p>que a mesma informação inserida no “setter” seja retornada pelo “getter”</text:p>
          </table:table-cell>
          <table:table-cell office:value-type="string">
            <text:p>Feito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mpresa</text:p>
          </table:table-cell>
          <table:table-cell office:value-type="string">
            <text:p>Promover um empregado</text:p>
          </table:table-cell>
          <table:table-cell office:value-type="string">
            <text:p>chamar o método promoverEmpregado() da empresa passando o id de um Auxiliar, e checa se seu cargo eh tecnico </text:p>
          </table:table-cell>
          <table:table-cell office:value-type="string">
            <text:p>o cargo do empregado deve ter subido em 1 nível</text:p>
          </table:table-cell>
          <table:table-cell office:value-type="string">
            <text:p>Feito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table:style-name="ce4" office:value-type="string">
            <text:p>Empregado (Diretor)</text:p>
          </table:table-cell>
          <table:table-cell office:value-type="string">
            <text:p>Dar um bonus a um diretor.</text:p>
          </table:table-cell>
          <table:table-cell office:value-type="string">
            <text:p>chamar o método bonus() de um Empregado, e checar o resultado</text:p>
          </table:table-cell>
          <table:table-cell office:value-type="string">
            <text:p>o método deve resolver normalmente se o Empregado for um diretor, com seu salário aumentando em 2%, e mandar uma exceção se não for um direto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etor</text:p>
          </table:table-cell>
          <table:table-cell office:value-type="string">
            <text:p>Demitir um Empregado</text:p>
          </table:table-cell>
          <table:table-cell office:value-type="string">
            <text:p>Chamar o método demitir() de um Setor, com o id do empregado a ser demitido, e checar o vetor de empregados depois de resolvido o método</text:p>
          </table:table-cell>
          <table:table-cell office:value-type="string">
            <text:p>uma exceção deve ser jogada se o id for inválido, e se for válido o Empregado deve ter sido removido do vetor de empregados do Setor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mpregado</text:p>
          </table:table-cell>
          <table:table-cell office:value-type="string">
            <text:p>Garantir integridade da informação do Nome</text:p>
          </table:table-cell>
          <table:table-cell office:value-type="string">
            <text:p>chamar o setter do nome de um empregado, inserindo uma string inválida (vazia, com numeros ou com caracteres especiais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mpregado</text:p>
          </table:table-cell>
          <table:table-cell office:value-type="string">
            <text:p>Garantir integridade do campo de Idade</text:p>
          </table:table-cell>
          <table:table-cell office:value-type="string">
            <text:p>chamar o setter da idade de um empregado, inserindo uma string inválida (com letras, espaços, caracteres especiais ou vazia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mpregado</text:p>
          </table:table-cell>
          <table:table-cell office:value-type="string">
            <text:p>Garantir integridade do campo de Data de Nascimento</text:p>
          </table:table-cell>
          <table:table-cell office:value-type="string">
            <text:p>chamar o setter da data de nascimento de um empregado, inserindo uma string inválida (fora do formato DD/MM/AAAA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mpregado</text:p>
          </table:table-cell>
          <table:table-cell office:value-type="string">
            <text:p>Garantir integridade do campo de Data de Entrada na Empresa</text:p>
          </table:table-cell>
          <table:table-cell office:value-type="string">
            <text:p>chamar o setter da data de Entrada na Empresa de um empregado, inserindo uma string inválida (fora do formato DD/MM/AAAA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Empregado</text:p>
          </table:table-cell>
          <table:table-cell office:value-type="string">
            <text:p>Garantir integridade do campo de CPF</text:p>
          </table:table-cell>
          <table:table-cell office:value-type="string">
            <text:p>chamar o setter de CPF de um empregado, inserindo uma string inválida (fora do formato XXXXXXXXXXX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mpregado</text:p>
          </table:table-cell>
          <table:table-cell office:value-type="string">
            <text:p>Garantir integridade do campo de Cargo</text:p>
          </table:table-cell>
          <table:table-cell office:value-type="string">
            <text:p>chamar o setter de Cargo de um empregado, inserindo uma string inválida (que não esteja na lista de Cargos possíveis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Empregado</text:p>
          </table:table-cell>
          <table:table-cell office:value-type="string">
            <text:p>Garantir integridade do campo de Salário</text:p>
          </table:table-cell>
          <table:table-cell office:value-type="string">
            <text:p>chamar o setter de Salário de um empregado, inserindo um double inválido (0 ou negativo)</text:p>
          </table:table-cell>
          <table:table-cell office:value-type="string">
            <text:p>que uma exceção seja lança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5">
          <table:table-cell office:value-type="float" office:value="13">
            <text:p>13</text:p>
          </table:table-cell>
          <table:table-cell table:style-name="ce4" office:value-type="string">
            <text:p>Empregado (Construtor)</text:p>
          </table:table-cell>
          <table:table-cell office:value-type="string">
            <text:p>Garantir integridade das informações inseridas</text:p>
          </table:table-cell>
          <table:table-cell office:value-type="string">
            <text:p>Chamar o construtor de Empregado, inserindo uma ou mais informações fora dos parametros aceitáveis </text:p>
          </table:table-cell>
          <table:table-cell office:value-type="string">
            <text:p>que uma exceção seja lançada, relativa à informação for a dos parametros aceitáveis</text:p>
          </table:table-cell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table:style-name="ce4" office:value-type="string">
            <text:p>Empregado (Construtor)</text:p>
          </table:table-cell>
          <table:table-cell office:value-type="string">
            <text:p>Garantir que a data de nascimento e idade condizam uma com a outra</text:p>
          </table:table-cell>
          <table:table-cell office:value-type="string">
            <text:p>Chamar o construtor de Empregado, inserindo uma data de nascimento e idade dispares. Depois checar o Getter da data de nascimento</text:p>
          </table:table-cell>
          <table:table-cell office:value-type="string">
            <text:p>A data de nascimento recebida pelo getter será uma condizente com a idade inserida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4"/>
          <table:table-cell table:number-columns-repeated="6"/>
        </table:table-row>
        <table:table-row table:style-name="ro3">
          <table:table-cell table:style-name="Default" table:number-columns-repeated="5"/>
          <table:table-cell table:number-columns-repeated="3"/>
        </table:table-row>
        <table:table-row table:style-name="ro3" table:number-rows-repeated="16">
          <table:table-cell/>
          <table:table-cell table:style-name="ce4"/>
          <table:table-cell table:number-columns-repeated="6"/>
        </table:table-row>
        <table:table-row table:style-name="ro3" table:number-rows-repeated="15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4/10/2018</text:date>, <text:time>07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46.093818870</meta:creation-date>
    <dc:date>2018-10-04T07:38:50.75</dc:date>
    <meta:editing-duration>PT4H56M23S</meta:editing-duration>
    <meta:editing-cycles>17</meta:editing-cycles>
    <meta:generator>OpenOffice/4.1.5$Win32 OpenOffice.org_project/415m1$Build-9789</meta:generator>
    <meta:document-statistic meta:table-count="1" meta:cell-count="90" meta:object-count="0"/>
  </office:meta>
</office:document-meta>
</file>